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ource Sans Pro" svg:font-family="'Source Sans Pro', sans-serif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19bb6" officeooo:paragraph-rsid="00019bb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05fb01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fo:font-weight="normal" officeooo:rsid="0005fb01" officeooo:paragraph-rsid="0005fb0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4pt" fo:font-weight="normal" officeooo:rsid="0006a452" officeooo:paragraph-rsid="0005fb0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20pt" fo:font-weight="bold" officeooo:rsid="00019bb6" officeooo:paragraph-rsid="00092e14" style:font-size-asian="20pt" style:font-weight-asian="bold" style:font-size-complex="20pt" style:font-weight-complex="bold"/>
    </style:style>
    <style:style style:name="T1" style:family="text">
      <style:text-properties style:font-name="Linux Biolinum G" fo:font-size="12pt" fo:font-weight="normal" officeooo:rsid="00019bb6" style:font-size-asian="10.5pt" style:font-weight-asian="normal" style:font-size-complex="12pt" style:font-weight-complex="normal"/>
    </style:style>
    <style:style style:name="T2" style:family="text">
      <style:text-properties style:font-name="Linux Biolinum G" fo:font-size="14pt" fo:font-weight="normal" officeooo:rsid="0004462c" style:font-size-asian="14pt" style:font-weight-asian="normal" style:font-size-complex="14pt" style:font-weight-complex="normal"/>
    </style:style>
    <style:style style:name="T3" style:family="text">
      <style:text-properties officeooo:rsid="00092e14"/>
    </style:style>
    <style:style style:name="T4" style:family="text">
      <style:text-properties fo:font-variant="normal" fo:text-transform="none" fo:color="#000000" style:font-name="Source Sans Pro" fo:font-size="13.5pt" fo:letter-spacing="normal" fo:font-style="normal" fo:font-weight="normal" officeooo:rsid="0004462c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Source Sans Pro" fo:font-size="13.5pt" fo:letter-spacing="normal" fo:font-style="normal" fo:font-weight="normal" officeooo:rsid="000a1c3c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Source Sans Pro" fo:font-size="13.5pt" fo:letter-spacing="normal" fo:font-style="normal" fo:font-weight="normal" officeooo:rsid="000bf4f4" style:font-size-asian="14pt" style:font-weight-asian="normal" style:font-size-complex="14pt" style:font-weight-complex="normal"/>
    </style:style>
    <style:style style:name="T7" style:family="text">
      <style:text-properties officeooo:rsid="000bf4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<text:span text:style-name="T3">otywacja do wprowadzenia relacyjnej bazy danych</text:span></text:p>
      <text:p text:style-name="P5"/>
      <text:p text:style-name="P1"/>
      <text:p text:style-name="P2"><text:span text:style-name="T1"><text:tab/></text:span><text:span text:style-name="T4">Pewna firma X od 10 lat prowadziła sklep stacjonarny, w którym sprzedawała części komputerowe na terenie Lublina. Wraz ze wzrostem konkurencji firma X postanowiła rozszerzyć swoją działalność poprzez założenie sklepu internetowego, który polepszył sytuację firmy na r</text:span><text:span text:style-name="T6">y</text:span><text:span text:style-name="T4">nku. Wprowadziło to jednak zamęt, ponieważ sklep stacjonarny posiadał przestarzałą lokalną bazę danych, a sklep internetowy posiadał bazę danych na serwerze. Główną motywacją wprowadzenia relacyjnej bazy danych było stworzenie jednej bazy danych, w której informacje byłyby uporządkowane w taki sposób, aby poprawić funkcjonalność firmy.</text:span><text:span text:style-name="T2"><text:line-break/><text:line-break/></text:span><text:span text:style-name="T4">Poprawiło to nie tylko czytelność danych, a</text:span><text:span text:style-name="T6">le także</text:span><text:span text:style-name="T4"> usprawniło takie funkcje jak wypłacanie wynagrodzenia pracownikom na podstawie przepracowanych godzin lub szybki i łatwy dostęp do danych klientów w celu kontaktu, lub wystawiania faktur. Przyspieszyło to również wymianę informacji z firmam</text:span><text:span text:style-name="T6">i </text:span><text:span text:style-name="T4">płatnosćiowymi, dostawczymi, jak również z producentami sprzętu komputerowego. Za sprawą jednej bazy danych również magazyn jest połączony bezpośrednio ze sklepem stacjonarnym, jak i internetowym, dzięki czemu firma unika niezrealizowanych zamówień z powodu braku towaru. Sklep stacjonarny za sprawą komentarzy oraz opinii klientów sklepu internetowego pozyskuj</text:span><text:span text:style-name="T6">e</text:span><text:span text:style-name="T4"> wiele ważnych informacji, na podstawie których mogą dostosowywać ceny lub rabaty do potrzeb Klienów.</text:span><text:span text:style-name="T2"><text:line-break/><text:line-break/></text:span><text:span text:style-name="T4">Dane przechowywane są na serwerze internetowym AwardSpace I jest bezpośrednio połączony ze sklep Internetowym. Dostęp do danych mają wszyscy pracownicy posiadający odpowiedni login oraz hasło poprzez Panel Administracyjny</text:span><text:span text:style-name="T2"><text:line-break/></text:span><text:span text:style-name="T4">strony internetowej (stworzonej za pomocą C</text:span><text:span text:style-name="T5">MSa </text:span><text:span text:style-name="T4">WordPress). Jest łatwy w obsłudze, przez co zakres kompetencyjny osób upoważnionych do wprowadzania zmian w bazie danych jest minimalny.</text:span><text:span text:style-name="T2"><text:line-break/><text:line-break/></text:span><text:span text:style-name="T4">Podsumowując, relacyjna baza danych poprawiła wydajność całej firmy oraz poprawiła komfort klientów. Liczba korzyści płynących z zastosowania tego rozwiązania jest ogromna </text:span><text:span text:style-name="T6">między innymi.</text:span><text:span text:style-name="T4"> </text:span><text:span text:style-name="T6">P</text:span><text:span text:style-name="T4">oprawa funkcjonalności, łatwy dostęp do danych, czytelność danych oraz przede wszystkim pewność integralności danych.</text:span><text:span text:style-name="T2"> </text:span></text:p>
      <text:p text:style-name="P4"/>
      <text:p text:style-name="P3"/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ource Sans Pro" svg:font-family="'Source Sans Pro', sans-serif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6-10T08:14:32.342000000</dc:date>
    <meta:editing-duration>PT23M43S</meta:editing-duration>
    <meta:editing-cycles>5</meta:editing-cycles>
    <meta:document-statistic meta:table-count="0" meta:image-count="0" meta:object-count="0" meta:page-count="1" meta:paragraph-count="3" meta:word-count="275" meta:character-count="2129" meta:non-whitespace-character-count="1850"/>
  </office:meta>
</office:document-meta>
</file>